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95cm" fo:min-width="8.46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208cm" svg:height="2.487cm" svg:x="3.751cm" svg:y="3.91cm">
          <text:p text:style-name="P1"><text:span text:style-name="T1">I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6M22S</meta:editing-duration>
    <meta:editing-cycles>4</meta:editing-cycles>
    <meta:generator>LibreOffice/5.2.5.1$Windows_x86 LibreOffice_project/0312e1a284a7d50ca85a365c316c7abbf20a4d22</meta:generator>
    <dc:date>2019-02-10T22:32:25.898000000</dc:date>
    <meta:document-statistic meta:object-count="1"/>
  </office:meta>
</office:document-meta>
</file>